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fc53" officeooo:paragraph-rsid="0018fc53"/>
    </style:style>
    <style:style style:name="P2" style:family="paragraph" style:parent-style-name="Standard" style:list-style-name="L2">
      <style:text-properties officeooo:rsid="0018fc53" officeooo:paragraph-rsid="0018fc5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list xml:id="list2913690574" text:style-name="L2">
        <text:list-item>
          <text:p text:style-name="P2">Hbox</text:p>
          <text:list>
            <text:list-item>
              <text:list>
                <text:list-item>
                  <text:p text:style-name="P2">AnchorPaner</text:p>
                  <text:p text:style-name="P2"/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">Text (rojo)</text:p>
                            </text:list-item>
                            <text:list-item>
                              <text:p text:style-name="P2">TextField</text:p>
                            </text:list-item>
                            <text:list-item>
                              <text:p text:style-name="P2">Slider</text:p>
                            </text:list-item>
                            <text:list-item>
                              <text:p text:style-name="P2">Text (Verde)</text:p>
                            </text:list-item>
                            <text:list-item>
                              <text:p text:style-name="P2">TextField</text:p>
                            </text:list-item>
                            <text:list-item>
                              <text:p text:style-name="P2">Slider</text:p>
                            </text:list-item>
                            <text:list-item>
                              <text:p text:style-name="P2">Text (Azul)</text:p>
                            </text:list-item>
                            <text:list-item>
                              <text:p text:style-name="P2">TextField</text:p>
                            </text:list-item>
                            <text:list-item>
                              <text:p text:style-name="P2">Slider</text:p>
                            </text:list-item>
                            <text:list-item>
                              <text:p text:style-name="P2">Button (Guardar)</text:p>
                            </text:list-item>
                            <text:list-item>
                              <text:p text:style-name="P2">Button (Eliminar)</text:p>
                              <text:p text:style-name="P2"/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">ListView</text:p>
                </text:list-item>
              </text:list>
            </text:list-item>
          </text:list>
        </text:list-item>
      </text:list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7T17:24:29.032000000</meta:creation-date>
    <dc:date>2021-12-17T17:54:56.592000000</dc:date>
    <meta:editing-duration>PT10M7S</meta:editing-duration>
    <meta:editing-cycles>1</meta:editing-cycles>
    <meta:document-statistic meta:table-count="0" meta:image-count="0" meta:object-count="0" meta:page-count="1" meta:paragraph-count="16" meta:word-count="35" meta:character-count="151" meta:non-whitespace-character-count="146"/>
    <meta:generator>LibreOffice/7.1.5.2$Windows_X86_64 LibreOffice_project/85f04e9f809797b8199d13c421bd8a2b025d52b5</meta:generator>
  </office:meta>
</office:document-meta>
</file>